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Sadgame Run away fast!</text:p>
      <text:p text:style-name="Standard"/>
      <text:p text:style-name="Standard">Monster som jagar spelaren om man springer på tillräckligt med frukter så får man fördelar tex att man springer fortare. </text:p>
      <text:p text:style-name="Standard"/>
      <text:p text:style-name="Standard">Om monstret går på en frukt så käkar den upp den och då får den samma fördel. Därför är det viktigt att man försöker få monstret att inte käka upp ens frukter. </text:p>
      <text:p text:style-name="Standard"/>
      <text:p text:style-name="Standard">När man har samlat tillräckligt med frukter så kan man käka upp monstret också. </text:p>
      <text:p text:style-name="Standard"/>
      <text:p text:style-name="Standard"/>
      <text:p text:style-name="Standard">Vad man ska lära sig :</text:p>
      <text:p text:style-name="Standard"/>
      <text:list xml:id="list2349914471930066972" text:style-name="L1">
        <text:list-item>
          <text:p text:style-name="P1">Få monster att följa efter spelaren</text:p>
        </text:list-item>
        <text:list-item>
          <text:p text:style-name="P1">Boosters</text:p>
        </text:list-item>
        <text:list-item>
          <text:p text:style-name="P1"><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us fritsby</meta:initial-creator>
    <meta:creation-date>2024-02-07T10:30:46.49</meta:creation-date>
    <meta:document-statistic meta:table-count="0" meta:image-count="0" meta:object-count="0" meta:page-count="1" meta:paragraph-count="8" meta:word-count="86" meta:character-count="457"/>
    <dc:date>2024-02-07T11:08:54.39</dc:date>
    <dc:creator>marcus fritsby</dc:creator>
    <meta:editing-duration>PT7M47S</meta:editing-duration>
    <meta:editing-cycles>1</meta:editing-cycles>
    <meta:generator>OpenOffice/4.1.14$Win32 OpenOffice.org_project/4114m1$Build-9811</meta:generator>
  </office:meta>
</office:document-meta>
</file>